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in" fo:margin-right="0in" fo:text-align="center" style:justify-single-word="false" fo:text-indent="0in" style:auto-text-indent="false"/>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fo:margin-top="0in" fo:margin-bottom="0.0835in" loext:contextual-spacing="false" fo:text-align="justify" style:justify-single-word="false"/>
      <style:text-properties fo:language="en" fo:country="US"/>
    </style:style>
    <style:style style:name="P15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4" style:family="paragraph" style:parent-style-name="Heading_20_1">
      <style:paragraph-properties fo:margin-left="0in" fo:margin-right="0in" fo:text-align="center" style:justify-single-word="false" fo:text-indent="0.1965in" style:auto-text-indent="false"/>
    </style:style>
    <style:style style:name="P155" style:family="paragraph" style:parent-style-name="Heading_20_2">
      <style:text-properties fo:language="en" fo:country="US"/>
    </style:style>
    <style:style style:name="P156" style:family="paragraph" style:parent-style-name="Heading_20_2">
      <style:paragraph-properties fo:text-align="justify" style:justify-single-word="false"/>
    </style:style>
    <style:style style:name="P15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officeooo:rsid="001c18d3"/>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style:style style:name="T77" style:family="text">
      <style:text-properties officeooo:rsid="0018b486"/>
    </style:style>
    <style:style style:name="T78" style:family="text">
      <style:text-properties officeooo:rsid="001a92a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54"/>
      <text:h text:style-name="P155"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text:span text:style-name="T77">за</text:span>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5"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5"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3577242710951143603" text:style-name="L1">
        <text:list-item>
          <text:p text:style-name="P15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3"><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3">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5"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5"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найти меня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6"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 </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но та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text:span><text:span text:style-name="T69">СЕЛЕСТИЯ</text:span><text:span text:style-name="T70">]</text:span><text:span text:style-name="T69"> не регистрируется. Активируется протокол экстренной эвакуации пациента </text:span><text:span text:style-name="T70">[</text:span><text:span text:style-name="T69">СЕЛЕСТИЯ</text:span><text:span text:style-name="T70">]</text:span><text:span text:style-name="T69"> к супервизору </text:span><text:span text:style-name="T70">[</text:span><text:span text:style-name="T69">ЛУНА</text:span><text:span text:style-name="T70">]</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щения.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9"/>
      <text:p text:style-name="P49">Аликорница легонько коснулась крылом моего плеча.</text:p>
      <text:p text:style-name="P49"><text:soft-page-break/>–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text:soft-page-break/>–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
      <text:p text:style-name="P49"><text:soft-page-break/>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
      <text:p text:style-name="P49">Отцепив пегаску от «Королевы Лорен», я тихо спросил её:</text:p>
      <text:p text:style-name="P52"><text:soft-page-break/>–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
      <text:p text:style-name="P54"><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
      <text:p text:style-name="P54"><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text:soft-page-break/></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
      <text:p text:style-name="P57"><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text:p text:style-name="P54"><text:soft-page-break/>–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7"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7"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text:span text:style-name="T1">ветку</text:span>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1">с</text:span> форменны<text:span text:style-name="T61">ми</text:span> <text:span text:style-name="T61">шевронами</text:span>. С именными <text:span text:style-name="T6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биту у меня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5"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26">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очти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Энергетические затраты на этот процесс просто высасывали Эквус подчистую.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И огласить его.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множеством Эквестрий. Вы, брони, наплодили грёбаную кучу фанфиков, каждый из которых порождает свою Эквестрию, несовместимую со всеми остальными. <text:s/>И без того небольшой ручеёк энергии распределяется между ними. Как результат, не может реализоваться ни одна из них. Будь так добр, выбери самую главную ветвь, в которую нужно направить энергию воображения брони. Остальные будем отсекать.</text:p>
      <text:p text:style-name="P110"/>
      <text:p text:style-name="P110">Слова Анакорна вызвали в воображении видение свихнувшейся Твайлайт со скальпелем. 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множество схожих миров </text:span><text:span text:style-name="T56">—</text:span><text:span text:style-name="T51"> создали брони. Разумеется, стержнем им послужил именно сериал, но каждая ветвь </text:span><text:span text:style-name="T56">—</text:span><text:span text:style-name="T51">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Он похож на жгут из множества переплетенных лент, которые постепенно расплетаются.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Жгут несвязанных лент превратится в дерево с общим корнем. Скажем, в этой объединяющей эквестрийской реальности в древние времена произошёл магический катаклизм, из-за которого Эквестрия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По мне, эта драка вполне могла породить кучу параллельных Эквестрий. Как-то так.</text:p>
      <text:p text:style-name="P111"/>
      <text:p text:style-name="P110">Анакорн аж подпрыгнул на месте от восторга и стал мне аплодировать.</text:p>
      <text:p text:style-name="P111"/>
      <text:p text:style-name="P110"><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0"><text:span text:style-name="T18">– </text:span><text:span text:style-name="T51">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6">— ты меня с кьютимарками уже пригрузил на ближайшие тысячи лет.</text:span></text:p>
      <text:p text:style-name="P107"/>
      <text:p text:style-name="P111">Мне хотелось истерически рассмеяться, но мрачное воспоминание заставило меня поперхнуться.</text:p>
      <text:p text:style-name="P107"/>
      <text:p text:style-name="P107">– То есть, предположим чисто теоретически, если я напишу — прям все фанфики реализуются? Даже самые гадкие? Даже тот, в котором Пинки убила Дэш? Даже кошмарные сны жеребят? Я не хочу так. Это отвратительно!</text:p>
      <text:p text:style-name="P111">Анакорн хмыкнул.</text:p>
      <text:p text:style-name="P107">– Ну, не всё так просто. На самом деле, полностью реализуются лишь те линии, что получили достаточную поддержку брони. Только им хватит силы осуществиться — остальные останутся всего лишь неясным сном на грани бытия. А вот сила поддержки зависит уже от вас самих, – Анакорн развёл копытами. – Тут я ничего поделать не могу. Будете увлекаться жестокостью — и в Эквестрии появится страдание. Увы, цензура тут отсутствует.</text:p>
      <text:p text:style-name="P107">– Но я не хочу, чтобы было страдание! Нельзя ли как-нибудь без него?</text:p>
      <text:p text:style-name="P107">Анакорн грустно улыбнулся.</text:p>
      <text:p text:style-name="P107">– Тут я бессилен. Всё зависит от вас. Но пойми — никакое страдание не бывает бесконечным. На смену горю приходит радость, на смену боли — блаженство. Это бытие. И, поверь мне, это лучше, чем небытие.</text:p>
      <text:p text:style-name="P107">Демиург приблизился ко мне нос к носу.</text:p>
      <text:p text:style-name="P107">– Выпусти же, наконец, этого дискордового кота из коробки! Не видишь — ему в ней тесно!</text:p>
      <text:p text:style-name="P107"/>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text:soft-page-break/>Анакорн насупился и спрятал карандаш в гриву.</text:p>
      <text:p text:style-name="P110"><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только начинал умирать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text:soft-page-break/>– Ты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text:soft-page-break/>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text:span text:style-name="T78">в прощальном жесте</text:span>. Как сквозь подушку, я услышал его затихающий голос.</text:p>
      <text:p text:style-name="P104">– Ты ещё увидишь пару-тройку снов на<text:span text:style-name="T78">последок</text:span>.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text:soft-page-break/>–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И… И вообще…</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text:soft-page-break/>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text:span text:style-name="T1">черновик</text:span>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пасты. И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Хоть слово!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черновик.</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0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5-15T19:20:33.209490914</dc:date>
    <meta:editing-duration>P168DT8H1M52S</meta:editing-duration>
    <meta:editing-cycles>10727</meta:editing-cycles>
    <meta:generator>LibreOffice/5.1.6.2$Linux_X86_64 LibreOffice_project/10m0$Build-2</meta:generator>
    <meta:printed-by>макс </meta:printed-by>
    <meta:print-date>2017-08-23T21:51:29.95</meta:print-date>
    <meta:document-statistic meta:table-count="0" meta:image-count="0" meta:object-count="0" meta:page-count="286" meta:paragraph-count="5072" meta:word-count="106374" meta:character-count="705041" meta:non-whitespace-character-count="599062"/>
  </office:meta>
</office:document-meta>
</file>